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c9900" draw:opacity="50%" draw:textarea-horizontal-align="justify" draw:textarea-vertical-align="middle" draw:auto-grow-height="false" fo:min-height="3.352cm" fo:min-width="5.19cm" draw:shadow="hidden"/>
    </style:style>
    <style:style style:name="gr2" style:family="graphic" style:parent-style-name="standard">
      <style:graphic-properties draw:fill-color="#33ff99" draw:opacity="50%" draw:textarea-horizontal-align="justify" draw:textarea-vertical-align="top" draw:auto-grow-height="false" fo:min-height="3.709cm" fo:min-width="3.593cm"/>
    </style:style>
    <style:style style:name="gr3" style:family="graphic" style:parent-style-name="standard">
      <style:graphic-properties draw:fill-color="#ffff99" draw:opacity="50%" draw:textarea-horizontal-align="justify" draw:textarea-vertical-align="middle" draw:auto-grow-height="false" fo:min-height="1.433cm" fo:min-width="2.286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fill-color="#66ccff" draw:opacity="66%" draw:textarea-horizontal-align="justify" draw:textarea-vertical-align="top" draw:auto-grow-height="false" fo:min-height="2.527cm" fo:min-width="7.193cm"/>
    </style:style>
    <style:style style:name="gr6" style:family="graphic" style:parent-style-name="standard">
      <style:graphic-properties draw:fill-color="#00cc00" draw:opacity="64%" draw:textarea-horizontal-align="justify" draw:textarea-vertical-align="middle" draw:auto-grow-height="false" fo:min-height="0.774cm" fo:min-width="4.881cm"/>
    </style:style>
    <style:style style:name="P1" style:family="paragraph">
      <style:paragraph-properties fo:text-align="center"/>
    </style:style>
    <style:style style:name="P2" style:family="paragraph">
      <loext:graphic-properties draw:fill-color="#cc9900" draw:opacity="50%"/>
      <style:paragraph-properties fo:text-align="center"/>
      <style:text-properties fo:font-size="11pt" fo:text-shadow="none" fo:font-weight="normal" style:font-size-asian="11pt" style:font-weight-asian="normal" style:font-size-complex="11pt" style:font-weight-complex="normal"/>
    </style:style>
    <style:style style:name="P3" style:family="paragraph">
      <loext:graphic-properties draw:fill-color="#33ff99" draw:opacity="50%"/>
      <style:paragraph-properties fo:text-align="center"/>
      <style:text-properties fo:font-size="16pt" fo:font-weight="bold" style:font-weight-asian="bold" style:font-weight-complex="bold"/>
    </style:style>
    <style:style style:name="P4" style:family="paragraph">
      <style:paragraph-properties fo:text-align="start"/>
    </style:style>
    <style:style style:name="P5" style:family="paragraph">
      <loext:graphic-properties draw:fill-color="#ffff99" draw:opacity="50%"/>
      <style:paragraph-properties fo:text-align="center"/>
      <style:text-properties fo:font-size="14pt" fo:text-shadow="1pt 1pt" fo:font-weight="bold" style:font-size-asian="14pt" style:font-size-complex="14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P8" style:family="paragraph">
      <loext:graphic-properties draw:fill-color="#66ccff" draw:opacity="66%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P9" style:family="paragraph">
      <loext:graphic-properties draw:fill-color="#00cc00" draw:opacity="64%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T1" style:family="text">
      <style:text-properties fo:font-size="11pt" fo:text-shadow="none" fo:font-weight="normal" style:font-size-asian="11pt" style:font-weight-asian="normal" style:font-size-complex="11pt" style:font-weight-complex="normal"/>
    </style:style>
    <style:style style:name="T2" style:family="text">
      <style:text-properties fo:font-size="16pt" fo:text-shadow="1pt 1pt" fo:font-weight="bold" style:font-weight-asian="bold" style:font-weight-complex="bold"/>
    </style:style>
    <style:style style:name="T3" style:family="text">
      <style:text-properties fo:font-size="14pt" fo:text-shadow="1pt 1pt" fo:font-weight="bold" style:font-size-asian="14pt" style:font-size-complex="14pt"/>
    </style:style>
    <style:style style:name="T4" style:family="text">
      <style:text-properties fo:font-size="13pt" fo:font-weight="bold" style:font-size-asian="13pt" style:font-weight-asian="bold" style:font-size-complex="1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8.046cm" svg:height="5.092cm" draw:transform="skewX (-0.0106465084371654) rotate (-0.00558505360638175) translate (10.097cm 4.358cm)">
          <text:p text:style-name="P1"><text:span text:style-name="T1">Mixed agro-ecosystems</text:span></text:p>
          <text:p text:style-name="P1"><text:span text:style-name="T1">Crop species and varieties</text:span></text:p>
          <text:p text:style-name="P1"><text:span text:style-name="T1">Livestock species and breeds</text:span></text:p>
          <text:p text:style-name="P1"><text:span text:style-name="T1">Soil fauna in agroecosystems</text:span></text:p>
          <text:p text:style-name="P1"><text:span text:style-name="T1">Biocontrol agents for agricultural pests</text:span></text:p>
          <text:p text:style-name="P1"><text:span text:style-name="T1">Wild relatives of landraces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5.787cm" svg:height="5.599cm" draw:transform="skewX (-0.0106465084371654) rotate (-0.00558505360638175) translate (2.631cm 3.859cm)">
          <text:p text:style-name="P1"><text:span text:style-name="T2">Biodiversit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3.94cm" svg:height="2.379cm" draw:transform="skewX (-0.0020943951023932) rotate (0.00541052068118242) translate (3.583cm 6.996cm)">
          <text:p text:style-name="P1"><text:span text:style-name="T3">Agro</text:span></text:p>
          <text:p text:style-name="P4"><text:span text:style-name="T3"><text:s/></text:span><text:span text:style-name="T3">biodiversit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6" draw:layer="layout" svg:x1="5.948cm" svg:y1="6.998cm" svg:x2="12.14cm" svg:y2="4.692cm">
          <text:p/>
        </draw:line>
        <draw:line draw:style-name="gr4" draw:text-style-name="P6" draw:layer="layout" svg:x1="5.927cm" svg:y1="9.351cm" svg:x2="13.696cm" svg:y2="9.45cm">
          <text:p/>
        </draw:line>
        <draw:custom-shape draw:style-name="gr5" draw:text-style-name="P8" draw:layer="layout" svg:width="7.693cm" svg:height="2.777cm" svg:x="1.711cm" svg:y="9.518cm">
          <text:p text:style-name="P7"><text:span text:style-name="T4">Natural capital asset base</text:span>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5.381cm" svg:height="1.024cm" svg:x="2.868cm" svg:y="11.161cm">
          <text:p text:style-name="P7"><text:span text:style-name="T4">Agroecosystems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104cm" fo:margin-bottom="2.004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27T17:47:13.140000000</meta:creation-date>
    <dc:date>2018-06-23T11:27:08.995000000</dc:date>
    <meta:editing-duration>PT1H5M47S</meta:editing-duration>
    <meta:editing-cycles>12</meta:editing-cycles>
    <meta:generator>LibreOffice/5.1.3.2$Windows_x86 LibreOffice_project/644e4637d1d8544fd9f56425bd6cec110e49301b</meta:generator>
    <meta:document-statistic meta:object-count="7"/>
  </office:meta>
</office:document-meta>
</file>